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923cm" svg:height="1.524cm" svg:x="1.381cm" svg:y="1.254cm">
          <text:p text:style-name="P1">library dependency flow char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1.176cm" svg:height="3.302cm" svg:x="5.318cm" svg:y="3.667cm">
          <text:p text:style-name="P1">libzuluCrypt</text:p>
          <text:p text:style-name="P1">This library does not and should not </text:p>
          <text:p text:style-name="P1">depend on any other</text:p>
          <text:p text:style-name="P1">librarie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9.271cm" svg:height="3.175cm" svg:x="4.175cm" svg:y="9.128cm">
          <text:p text:style-name="P1">libzuluCrypt-exe</text:p>
          <text:p text:style-name="P1">This library can and does</text:p>
          <text:p text:style-name="P1">depend on other librari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81cm" svg:y1="9.128cm" svg:x2="10.906cm" svg:y2="6.969cm" draw:start-shape="id1" draw:start-glue-point="0" draw:end-shape="id2" draw:end-glue-point="2" svg:d="m8810 9128v-1080h2096v-1079" svg:viewBox="0 0 2097 2160">
          <text:p/>
        </draw:connector>
        <draw:custom-shape draw:style-name="gr1" draw:text-style-name="P1" xml:id="id3" draw:id="id3" draw:layer="layout" svg:width="10.414cm" svg:height="3.175cm" svg:x="9.255cm" svg:y="13.954cm">
          <text:p text:style-name="P1">libzuluCryptPluginManager</text:p>
          <text:p text:style-name="P1">This library does not and should </text:p>
          <text:p text:style-name="P1">not depend on other librari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446cm" svg:y1="10.715cm" svg:x2="14.462cm" svg:y2="13.954cm" draw:start-shape="id1" draw:start-glue-point="1" draw:end-shape="id3" svg:d="m13446 10715h1016v3239" svg:viewBox="0 0 1017 3240">
          <text:p/>
        </draw:connector>
        <draw:custom-shape draw:style-name="gr1" draw:text-style-name="P1" xml:id="id4" draw:id="id4" draw:layer="layout" svg:width="9.271cm" svg:height="2.413cm" svg:x="1.762cm" svg:y="18.907cm">
          <text:p text:style-name="P1">zuluCrypt-cli</text:p>
          <text:p text:style-name="P1">This binary executable can</text:p>
          <text:p text:style-name="P1">and does depend on librari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397cm" svg:y1="18.907cm" svg:x2="4.175cm" svg:y2="10.715cm" draw:start-shape="id4" draw:start-glue-point="0" draw:end-shape="id1" draw:end-glue-point="3" svg:d="m6397 18907v-3303h-2724v-4889h502" svg:viewBox="0 0 2725 8193">
          <text:p/>
        </draw:connector>
        <draw:connector draw:style-name="gr2" draw:text-style-name="P1" draw:layer="layout" svg:x1="6.397cm" svg:y1="21.32cm" svg:x2="5.318cm" svg:y2="5.318cm" draw:start-shape="id4" draw:start-glue-point="2" draw:end-shape="id2" draw:end-glue-point="3" svg:d="m6397 21320v500h-5137v-16502h4058" svg:viewBox="0 0 5138 16503">
          <text:p/>
        </draw:connector>
        <draw:custom-shape draw:style-name="gr1" draw:text-style-name="P1" xml:id="id5" draw:id="id5" draw:layer="layout" svg:width="9.144cm" svg:height="2.667cm" svg:x="10.398cm" svg:y="22.336cm">
          <text:p text:style-name="P1">zuluMount-cli</text:p>
          <text:p text:style-name="P1">This binary executable can</text:p>
          <text:p text:style-name="P1">and does depend on librari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953cm" svg:x1="14.97cm" svg:y1="22.336cm" svg:x2="8.81cm" svg:y2="12.303cm" draw:start-shape="id5" draw:start-glue-point="0" draw:end-shape="id1" draw:end-glue-point="2" svg:d="m14970 22336v-4064h-6160v-5969" svg:viewBox="0 0 6161 10034">
          <text:p/>
        </draw:connector>
        <draw:connector draw:style-name="gr2" draw:text-style-name="P1" draw:layer="layout" svg:x1="19.542cm" svg:y1="23.669cm" svg:x2="16.494cm" svg:y2="5.318cm" draw:start-shape="id5" draw:start-glue-point="1" draw:end-shape="id2" draw:end-glue-point="1" svg:d="m19542 23669h501v-18351h-3549" svg:viewBox="0 0 3550 183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22:25:11</meta:creation-date>
    <dc:date>2013-05-25T22:36:43</dc:date>
    <meta:editing-duration>PT1M2S</meta:editing-duration>
    <meta:editing-cycles>2</meta:editing-cycles>
    <meta:generator>LibreOffice/4.0.0.3$Linux_x86 LibreOffice_project/7545bee9c2a0782548772a21bc84a9dcc583b89</meta:generator>
    <meta:document-statistic meta:object-count="12"/>
  </office:meta>
</office:document-meta>
</file>